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text-properties fo:font-size="14pt" fo:font-style="normal" officeooo:rsid="012c549d" officeooo:paragraph-rsid="012c549d" style:font-size-asian="14pt" style:font-style-asian="normal" style:font-size-complex="14pt" style:font-style-complex="normal"/>
    </style:style>
    <style:style style:name="P4" style:family="paragraph" style:parent-style-name="Standard">
      <style:text-properties fo:font-size="14pt" fo:font-style="normal" officeooo:rsid="012ca414" officeooo:paragraph-rsid="012ca414" style:font-size-asian="14pt" style:font-style-asian="normal" style:font-size-complex="14pt" style:font-style-complex="normal"/>
    </style:style>
    <style:style style:name="P5" style:family="paragraph" style:parent-style-name="Standard">
      <style:text-properties fo:font-size="14pt" fo:font-style="normal" officeooo:rsid="012ca414" officeooo:paragraph-rsid="012e5802" style:font-size-asian="14pt" style:font-style-asian="normal" style:font-size-complex="14pt" style:font-style-complex="normal"/>
    </style:style>
    <style:style style:name="P6" style:family="paragraph" style:parent-style-name="Standard">
      <style:text-properties fo:font-size="14pt" fo:font-style="normal" officeooo:rsid="012e5802" officeooo:paragraph-rsid="012e5802" style:font-size-asian="14pt" style:font-style-asian="normal" style:font-size-complex="14pt" style:font-style-complex="normal"/>
    </style:style>
    <style:style style:name="P7" style:family="paragraph" style:parent-style-name="Standard">
      <style:text-properties fo:font-size="14pt" fo:font-style="normal" officeooo:rsid="00dced64" officeooo:paragraph-rsid="01296160" style:font-size-asian="14pt" style:font-style-asian="normal" style:font-size-complex="14pt" style:font-style-complex="normal"/>
    </style:style>
    <style:style style:name="P8" style:family="paragraph" style:parent-style-name="Standard">
      <style:text-properties fo:font-size="14pt" fo:font-style="normal" officeooo:paragraph-rsid="012f3c5c" style:font-size-asian="14pt" style:font-style-asian="normal" style:font-size-complex="14pt" style:font-style-complex="normal"/>
    </style:style>
    <style:style style:name="P9" style:family="paragraph" style:parent-style-name="Standard">
      <style:text-properties fo:font-size="14pt" fo:font-style="normal" officeooo:paragraph-rsid="01379675" style:font-size-asian="14pt" style:font-style-asian="normal" style:font-size-complex="14pt" style:font-style-complex="normal"/>
    </style:style>
    <style:style style:name="P10" style:family="paragraph" style:parent-style-name="Standard">
      <style:text-properties fo:font-size="14pt" fo:font-style="normal" officeooo:rsid="013b08fb" officeooo:paragraph-rsid="013b08fb" style:font-size-asian="14pt" style:font-style-asian="normal" style:font-size-complex="14pt" style:font-style-complex="normal"/>
    </style:style>
    <style:style style:name="P11"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12"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paragraph-rsid="012f3c5c"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paragraph-rsid="01379675" style:font-size-asian="20pt" style:font-weight-asian="bold" style:font-size-complex="20pt" style:font-weight-complex="bold"/>
    </style:style>
    <style:style style:name="P16" style:family="paragraph" style:parent-style-name="Standard">
      <style:text-properties style:text-position="0% 100%" fo:font-size="14pt" fo:font-style="normal" officeooo:rsid="012e86d4" officeooo:paragraph-rsid="012e86d4" style:font-size-asian="14pt" style:font-style-asian="normal" style:font-size-complex="14pt" style:font-style-complex="normal"/>
    </style:style>
    <style:style style:name="P17" style:family="paragraph" style:parent-style-name="Standard">
      <style:text-properties style:text-position="0% 100%" fo:font-size="14pt" fo:font-style="normal" officeooo:rsid="012f0296" officeooo:paragraph-rsid="012f0296" style:font-size-asian="14pt" style:font-style-asian="normal" style:font-size-complex="14pt" style:font-style-complex="normal"/>
    </style:style>
    <style:style style:name="P18" style:family="paragraph" style:parent-style-name="Standard">
      <style:text-properties style:text-position="0% 100%" fo:font-size="14pt" fo:font-style="normal" officeooo:rsid="012f0296" officeooo:paragraph-rsid="012f3c5c" style:font-size-asian="14pt" style:font-style-asian="normal" style:font-size-complex="14pt" style:font-style-complex="normal"/>
    </style:style>
    <style:style style:name="P19" style:family="paragraph" style:parent-style-name="Standard">
      <style:text-properties style:text-position="0% 100%" fo:font-size="14pt" fo:font-style="normal" officeooo:rsid="012f0296" officeooo:paragraph-rsid="01379675" style:font-size-asian="14pt" style:font-style-asian="normal" style:font-size-complex="14pt" style:font-style-complex="normal"/>
    </style:style>
    <style:style style:name="P20" style:family="paragraph" style:parent-style-name="Standard">
      <style:text-properties style:text-position="0% 100%" fo:font-size="14pt" fo:font-style="normal" officeooo:rsid="012f3c5c" officeooo:paragraph-rsid="012f3c5c" style:font-size-asian="14pt" style:font-style-asian="normal" style:font-size-complex="14pt" style:font-style-complex="normal"/>
    </style:style>
    <style:style style:name="P21" style:family="paragraph" style:parent-style-name="Standard">
      <style:text-properties style:text-position="0% 100%" fo:font-size="14pt" fo:font-style="normal" officeooo:rsid="012a7452" officeooo:paragraph-rsid="01296160" style:font-size-asian="14pt" style:font-style-asian="normal" style:font-size-complex="14pt" style:font-style-complex="normal"/>
    </style:style>
    <style:style style:name="P22" style:family="paragraph" style:parent-style-name="Standard">
      <style:text-properties style:text-position="0% 100%" fo:font-size="14pt" fo:font-style="normal" officeooo:rsid="0130228b" officeooo:paragraph-rsid="0130228b" style:font-size-asian="14pt" style:font-style-asian="normal" style:font-size-complex="14pt" style:font-style-complex="normal"/>
    </style:style>
    <style:style style:name="P23" style:family="paragraph" style:parent-style-name="Standard">
      <style:text-properties style:text-position="0% 100%" fo:font-size="14pt" fo:font-style="normal" officeooo:rsid="0130e64d" officeooo:paragraph-rsid="0130e64d" style:font-size-asian="14pt" style:font-style-asian="normal" style:font-size-complex="14pt" style:font-style-complex="normal"/>
    </style:style>
    <style:style style:name="P24" style:family="paragraph" style:parent-style-name="Standard">
      <style:text-properties style:text-position="0% 100%" fo:font-size="14pt" fo:font-style="normal" officeooo:rsid="0132d1c7" officeooo:paragraph-rsid="0132d1c7" style:font-size-asian="14pt" style:font-style-asian="normal" style:font-size-complex="14pt" style:font-style-complex="normal"/>
    </style:style>
    <style:style style:name="P25" style:family="paragraph" style:parent-style-name="Standard">
      <style:text-properties style:text-position="0% 100%" fo:font-size="14pt" fo:font-style="normal" officeooo:rsid="013568e6" officeooo:paragraph-rsid="013568e6" style:font-size-asian="14pt" style:font-style-asian="normal" style:font-size-complex="14pt" style:font-style-complex="normal"/>
    </style:style>
    <style:style style:name="P26" style:family="paragraph" style:parent-style-name="Standard">
      <style:text-properties style:text-position="0% 100%" fo:font-size="14pt" fo:font-style="normal" officeooo:rsid="01379675" officeooo:paragraph-rsid="01379675" style:font-size-asian="14pt" style:font-style-asian="normal" style:font-size-complex="14pt" style:font-style-complex="normal"/>
    </style:style>
    <style:style style:name="P27" style:family="paragraph" style:parent-style-name="Standard">
      <style:text-properties style:text-position="0% 100%" fo:font-size="14pt" fo:font-style="normal" style:text-underline-style="none" fo:font-weight="normal" officeooo:rsid="01367f8b" officeooo:paragraph-rsid="01367f8b" style:font-size-asian="14pt" style:font-style-asian="normal" style:font-weight-asian="normal" style:font-size-complex="14pt" style:font-style-complex="normal" style:font-weight-complex="normal"/>
    </style:style>
    <style:style style:name="P28" style:family="paragraph" style:parent-style-name="Standard">
      <style:text-properties style:text-position="0% 100%" fo:font-size="14pt" fo:font-style="normal" style:text-underline-style="none" fo:font-weight="normal" officeooo:rsid="0136c9f4" officeooo:paragraph-rsid="0136c9f4" style:font-size-asian="14pt" style:font-style-asian="normal" style:font-weight-asian="normal" style:font-size-complex="14pt" style:font-style-complex="normal" style:font-weight-complex="normal"/>
    </style:style>
    <style:style style:name="P29" style:family="paragraph" style:parent-style-name="Standard">
      <style:text-properties style:text-position="0% 100%" fo:font-size="14pt" fo:font-style="italic" style:text-underline-style="solid" style:text-underline-width="auto" style:text-underline-color="font-color" fo:font-weight="bold" officeooo:rsid="01367f8b" officeooo:paragraph-rsid="01367f8b" style:font-size-asian="14pt" style:font-style-asian="italic" style:font-weight-asian="bold" style:font-size-complex="14pt" style:font-style-complex="italic" style:font-weight-complex="bold"/>
    </style:style>
    <style:style style:name="P30" style:family="paragraph" style:parent-style-name="Standard">
      <style:text-properties style:text-position="0% 100%" fo:font-size="14pt" fo:font-style="italic" officeooo:rsid="01367f8b" officeooo:paragraph-rsid="01367f8b" style:font-size-asian="14pt" style:font-style-asian="italic" style:font-size-complex="14pt" style:font-style-complex="italic"/>
    </style:style>
    <style:style style:name="P31" style:family="paragraph" style:parent-style-name="Standard">
      <style:paragraph-properties fo:text-align="center" style:justify-single-word="false"/>
      <style:text-properties fo:font-size="24pt" style:font-size-asian="24pt" style:font-size-complex="24pt"/>
    </style:style>
    <style:style style:name="P32" style:family="paragraph" style:parent-style-name="Standard" style:list-style-name="L1">
      <style:text-properties fo:font-size="14pt" fo:font-style="normal" officeooo:rsid="0136d3ce" officeooo:paragraph-rsid="0136d3ce" style:font-size-asian="14pt" style:font-style-asian="normal" style:font-size-complex="14pt" style:font-style-complex="normal"/>
    </style:style>
    <style:style style:name="P33" style:family="paragraph" style:parent-style-name="Standard" style:list-style-name="L1">
      <style:text-properties fo:font-size="14pt" fo:font-style="normal" officeooo:rsid="012c549d" officeooo:paragraph-rsid="01393714" style:font-size-asian="14pt" style:font-style-asian="normal" style:font-size-complex="14pt" style:font-style-complex="normal"/>
    </style:style>
    <style:style style:name="P34" style:family="paragraph" style:parent-style-name="Standard" style:list-style-name="L1">
      <style:text-properties fo:font-size="14pt" fo:font-style="normal" officeooo:rsid="012c549d" officeooo:paragraph-rsid="012ca414" style:font-size-asian="14pt" style:font-style-asian="normal" style:font-size-complex="14pt" style:font-style-complex="normal"/>
    </style:style>
    <style:style style:name="P35" style:family="paragraph" style:parent-style-name="Standard" style:list-style-name="L1">
      <style:text-properties fo:font-size="14pt" fo:font-style="normal" officeooo:rsid="012c549d" officeooo:paragraph-rsid="012c549d" style:font-size-asian="14pt" style:font-style-asian="normal" style:font-size-complex="14pt" style:font-style-complex="normal"/>
    </style:style>
    <style:style style:name="P36" style:family="paragraph" style:parent-style-name="Standard">
      <style:text-properties fo:font-size="14pt" fo:font-style="normal" officeooo:rsid="012c549d" officeooo:paragraph-rsid="012c549d" style:font-size-asian="14pt" style:font-style-asian="normal" style:font-size-complex="14pt" style:font-style-complex="normal"/>
    </style:style>
    <style:style style:name="P37" style:family="paragraph" style:parent-style-name="Standard" style:list-style-name="L1">
      <style:text-properties fo:font-size="14pt" fo:font-style="normal" officeooo:rsid="01393714" officeooo:paragraph-rsid="01393714" style:font-size-asian="14pt" style:font-style-asian="normal" style:font-size-complex="14pt" style:font-style-complex="normal"/>
    </style:style>
    <style:style style:name="P38" style:family="paragraph" style:parent-style-name="Standard" style:list-style-name="L1">
      <style:text-properties fo:font-size="14pt" fo:font-style="normal" officeooo:rsid="013b08fb" officeooo:paragraph-rsid="013b08fb" style:font-size-asian="14pt" style:font-style-asian="normal" style:font-size-complex="14pt" style:font-style-complex="normal"/>
    </style:style>
    <style:style style:name="P39" style:family="paragraph" style:parent-style-name="Standard" style:list-style-name="L1">
      <style:text-properties fo:font-size="14pt" fo:font-style="normal" officeooo:rsid="012ca414" officeooo:paragraph-rsid="012ca414" style:font-size-asian="14pt" style:font-style-asian="normal" style:font-size-complex="14pt" style:font-style-complex="normal"/>
    </style:style>
    <style:style style:name="P40" style:family="paragraph" style:parent-style-name="Standard" style:list-style-name="L2">
      <style:text-properties fo:font-size="14pt" fo:font-style="normal" officeooo:rsid="012e86d4" officeooo:paragraph-rsid="012f0296" style:font-size-asian="14pt" style:font-style-asian="normal" style:font-size-complex="14pt" style:font-style-complex="normal"/>
    </style:style>
    <style:style style:name="P41" style:family="paragraph" style:parent-style-name="Standard" style:list-style-name="L2">
      <style:text-properties fo:font-size="14pt" fo:font-style="normal" officeooo:rsid="012f0296" officeooo:paragraph-rsid="012f0296" style:font-size-asian="14pt" style:font-style-asian="normal" style:font-size-complex="14pt" style:font-style-complex="normal"/>
    </style:style>
    <style:style style:name="P42" style:family="paragraph" style:parent-style-name="Standard" style:list-style-name="L1">
      <style:text-properties fo:font-size="14pt" fo:font-style="normal" officeooo:rsid="013cf93b" officeooo:paragraph-rsid="013cf93b" style:font-size-asian="14pt" style:font-style-asian="normal" style:font-size-complex="14pt" style:font-style-complex="normal"/>
    </style:style>
    <style:style style:name="P43" style:family="paragraph" style:parent-style-name="Standard" style:list-style-name="L2">
      <style:text-properties style:text-position="0% 100%" fo:font-size="14pt" fo:font-style="normal" officeooo:rsid="012e86d4" officeooo:paragraph-rsid="012e86d4" style:font-size-asian="14pt" style:font-style-asian="normal" style:font-size-complex="14pt" style:font-style-complex="normal"/>
    </style:style>
    <style:style style:name="P44" style:family="paragraph" style:parent-style-name="Standard" style:list-style-name="L2">
      <style:text-properties style:text-position="0% 100%" fo:font-size="14pt" fo:font-style="normal" officeooo:rsid="012f0296" officeooo:paragraph-rsid="012f0296" style:font-size-asian="14pt" style:font-style-asian="normal" style:font-size-complex="14pt" style:font-style-complex="normal"/>
    </style:style>
    <style:style style:name="T1" style:family="text">
      <style:text-properties officeooo:rsid="00de481c"/>
    </style:style>
    <style:style style:name="T2" style:family="text">
      <style:text-properties style:text-position="0% 100%"/>
    </style:style>
    <style:style style:name="T3" style:family="text">
      <style:text-properties style:text-position="0% 100%" officeooo:rsid="012f0296"/>
    </style:style>
    <style:style style:name="T4" style:family="text">
      <style:text-properties style:text-position="0% 100%" officeooo:rsid="0130228b"/>
    </style:style>
    <style:style style:name="T5" style:family="text">
      <style:text-properties officeooo:rsid="010b8ad1"/>
    </style:style>
    <style:style style:name="T6" style:family="text">
      <style:text-properties officeooo:rsid="0121fdfe"/>
    </style:style>
    <style:style style:name="T7" style:family="text">
      <style:text-properties officeooo:rsid="012ca414"/>
    </style:style>
    <style:style style:name="T8" style:family="text">
      <style:text-properties officeooo:rsid="012e5802"/>
    </style:style>
    <style:style style:name="T9" style:family="text">
      <style:text-properties officeooo:rsid="012e86d4"/>
    </style:style>
    <style:style style:name="T10" style:family="text">
      <style:text-properties officeooo:rsid="012f3c5c"/>
    </style:style>
    <style:style style:name="T11" style:family="text">
      <style:text-properties officeooo:rsid="0130228b"/>
    </style:style>
    <style:style style:name="T12" style:family="text">
      <style:text-properties officeooo:rsid="0130e64d"/>
    </style:style>
    <style:style style:name="T13" style:family="text">
      <style:text-properties officeooo:rsid="013198d5"/>
    </style:style>
    <style:style style:name="T14" style:family="text">
      <style:text-properties officeooo:rsid="0132d1c7"/>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tyle="italic" officeooo:rsid="01393714" style:font-style-asian="italic" style:font-style-complex="italic"/>
    </style:style>
    <style:style style:name="T19" style:family="text">
      <style:text-properties officeooo:rsid="013720a5"/>
    </style:style>
    <style:style style:name="T20" style:family="text">
      <style:text-properties fo:color="#888888"/>
    </style:style>
    <style:style style:name="T21" style:family="text">
      <style:text-properties officeooo:rsid="01379675"/>
    </style:style>
    <style:style style:name="T22" style:family="text">
      <style:text-properties officeooo:rsid="01393714"/>
    </style:style>
    <style:style style:name="T23" style:family="text">
      <style:text-properties officeooo:rsid="013cf9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ataxe-64</text:p>
      <text:p text:style-name="P12"><text:span text:style-name="T5">Char/Minimal Polynomial</text:span>.</text:p>
      <text:p text:style-name="P31">Richard Parker <text:span text:style-name="T22">10.7</text:span>.201<text:span text:style-name="T6">9</text:span></text:p>
      <text:p text:style-name="P1"/>
      <text:p text:style-name="P13">Section <text:span text:style-name="T10">0</text:span> – Introduction<text:span text:style-name="T1">.</text:span></text:p>
      <text:p text:style-name="P2"/>
      <text:p text:style-name="P3">This document surveys the whole area around characteristic and minimal polynomial of a matrix X, trying to see a bit more clearly what is possible, what the algorithms are and what are the limitiations of the methods.</text:p>
      <text:p text:style-name="P3"/>
      <text:p text:style-name="P3">As a first look, this document <text:span text:style-name="T22">suggests the following procedures, with the various steps hopefully treated in sections with the given number. <text:s/>The overall organization is far from clear, but these are the operations that may play some role in the computations.</text:span></text:p>
      <text:p text:style-name="P3"/>
      <text:list xml:id="list6763934103786884218" text:style-name="L1">
        <text:list-item>
          <text:p text:style-name="P32"><text:span text:style-name="T22">A likely initial special</text:span> very first pass <text:span text:style-name="T22">to inspect</text:span> the matrix X, looking for features that are immediately visible to choose between the possible strategies<text:span text:style-name="T22">.</text:span> <text:s/>One aim is to check that the diagraph is strongly connected, and to use the implied reduction if it is not.<text:span text:style-name="T22"> <text:s/>Indeed the matrix may be decomposed, which would help further.</text:span> <text:s/>Another <text:span text:style-name="T22">purpose </text:span>is to check whether the matrix is already sparsified and to convert to sparsified form<text:span text:style-name="T22">at</text:span> if so. <text:s/>Another may check for very special cases - zero, the identity, diagonal<text:span text:style-name="T22">.</text:span></text:p>
        </text:list-item>
        <text:list-item>
          <text:p text:style-name="P42">The is a possible case for doing a small amount of sparsification by taking (slightly more than) the first half of the basis vectors, multiplying them twice by X and then doing the Gaussian. <text:s/>Only the second multiplication actually requires any work (half a full-scale multiply) and the Gaussian is also smaller than a full-scale operation, as the first block is already in echelon form.</text:p>
        </text:list-item>
        <text:list-item>
          <text:p text:style-name="P33"><text:span text:style-name="T22">The first main work takes a moderate set (probably 1,000-5,000) of random vectors and repeatedly multiplies by X, and for one or two of the starting vectors, a running Gaussian is done so that tiny minimal polynomials do not waste too much work. <text:s/>This stage terminates when </text:span><text:span text:style-name="T18">either</text:span><text:span text:style-name="T22"> enough vectors have been made so that the entire space is likely to be spanned, or when the "one or two" Dfmt rows have closed (span an invariant subspace). <text:s/>Various cases require this phase to be repeated, so that the exact design cannot yet be made.</text:span></text:p>
        </text:list-item>
        <text:list-item>
          <text:p text:style-name="P37">Then follows a "big", "chopped-up" Gaussian. <text:s/>Input to the Gaussian must consist only of rows whose image under X is known, so that the last block of the spinning (above section) are fed in last, and otherwise the sequence is that the images of each initial vector are fed in all together. <text:s/>It is hoped that the vectors (without the last block!) span an invariant subspace, and we need to prove a theorem that this is almost certainly the case.</text:p>
        </text:list-item>
        <text:list-item>
          <text:p text:style-name="P38">The output of the Gaussian is then inspected. <text:s/>If the last block is not linearly dependent on the others,<text:span text:style-name="T23"> we need to initiate a "salvage" operation, consisting of identifying which vectors need further spinning, and up to where the Gaussian </text:span><text:soft-page-break/><text:span text:style-name="T23">can be retained. <text:s/>Perhaps initially we will simply restart with a more robust choice of parameters.</text:span> <text:s/>Otherwise we have sparsified at least some of the space and if we have not spanned all of it, can repeat with vectors not in the space, and hopefully choose parameters tuned for the expected minimal polynomial on the quotient.<text:span text:style-name="T23"> <text:s/>After possibly repeated salvage and/or continuation in the quotient, we should ultimately reach a stage where the entire matrix is sparsified.</text:span></text:p>
        </text:list-item>
        <text:list-item>
          <text:p text:style-name="P42">Inspection of the sparsified matrix follows. <text:s/>If the objective is the characteristic polynomial, this result is available. <text:s/>If the operation is &lt;characteristic polynomial with transformation matrix&gt; (for which I currently know of no applications) there may be some matrix multiplications to do to get the transformations compressed into a single matrix.</text:p>
        </text:list-item>
      </text:list>
      <text:p text:style-name="P10"/>
      <text:p text:style-name="P10">================ <text:s text:c="2"/>End of Editing 10.7.19 =========================</text:p>
      <text:p text:style-name="P10"/>
      <text:list xml:id="list120545687980597" text:continue-numbering="true" text:style-name="L1">
        <text:list-item>
          <text:p text:style-name="P34">The<text:span text:style-name="T19"> third case (neither closed nor spanning) is the likely result for problem cases, and a cubic algorithm is not to be expected here. <text:s/></text:span><text:s/>Monte Carlo estimation of the minimal polynomial, obtained by taking a random vector, and spinning it up under X until the result is close<text:span text:style-name="T7">d.</text:span></text:p>
        </text:list-item>
        <text:list-item>
          <text:p text:style-name="P35">The identification during this sparsification of matrices with a small minimal polynomial, should the sparsified matrix happen to be decomposed.</text:p>
        </text:list-item>
        <text:list-item>
          <text:p text:style-name="P35">Continuation to the fully-sparsified (I think this is called zig-zag form) version. <text:s/>This results in the characteristic polynomial in partially factorized form.</text:p>
        </text:list-item>
        <text:list-item>
          <text:p text:style-name="P39">The separation of methods depending on whether we want the order of the matrix, its minimal polynomial or some sort of rational canonical form<text:span text:style-name="T14"> and whether we want the transformation matrix</text:span>.</text:p>
        </text:list-item>
        <text:list-item>
          <text:p text:style-name="P39">How much factorization is needed, and how much is easy, of the characteristic polynomial. <text:s/>Finding the p' part of the order.</text:p>
        </text:list-item>
        <text:list-item>
          <text:p text:style-name="P39">How much additional work is needed to obtain the p-part of the order with certainty. <text:s/>This is easier for fields of large characteristic.</text:p>
        </text:list-item>
        <text:list-item>
          <text:p text:style-name="P39">How much decomposition is needed to obtain the rational canonical form. <text:s/>By this I mean to know what the form is.</text:p>
        </text:list-item>
        <text:list-item>
          <text:p text:style-name="P39">Further work needed to find the transformation matrix needed to put the matrix into (various flavours of) rational canonical form.</text:p>
        </text:list-item>
      </text:list>
      <text:p text:style-name="P7"/>
      <text:p text:style-name="P4">It seems there are choices to make at several stages of the investigation, which may be influenced by the kind of matrix we expect to be working on as well as the desired output of the procedure. <text:s/>Some kind of Baysian approach may be needed in some cases, and there is the opportunity for the caller to give hints which may speed things up a bit. <text:s/>We need to design the algorithm a bit better first, though.</text:p>
      <text:p text:style-name="P4"/>
      <text:p text:style-name="P5">Th<text:span text:style-name="T8">is issue arises particularly at the very start, where we must </text:span>choose how many vectors to start with, whether to choose random ones<text:span text:style-name="T8"> or basis vectors</text:span>, and how to divide our time between multiplication and Gaussian.<text:span text:style-name="T8"> <text:s/>It seems almost impossible to guess the right answers to these questions, yet (without further information) we clearly have to. <text:s/>As an aside, we may also usefully inspect the matrix to see if it is already decomposed, or reduced, or zero, or the identity, or diagonal, or triangular . . . </text:span><text:soft-page-break/><text:span text:style-name="T8">or whatever. <text:s/>Presumably we will often be continuing work that has already been started, so this is probably worth it.</text:span></text:p>
      <text:p text:style-name="P5"/>
      <text:p text:style-name="P6">Otherwise this choice depends on the relative performance of multiplication, sparsified multiplication and Gaussian, except that if we choose too few vectors to start with, there is a danger that their spin will not span the space which is inconvenient, though may not have too much effect on the overall run-time<text:span text:style-name="T9">. <text:s/>Also the question as to whether we need the transformation matrix may affect this choice.</text:span></text:p>
      <text:p text:style-name="P5"/>
      <text:p text:style-name="P16">There are various reasons why these procedures might be useful. <text:s/>I am aware already of the following cases.</text:p>
      <text:p text:style-name="P16"/>
      <text:list xml:id="list1945186518095948460" text:style-name="L2">
        <text:list-item>
          <text:p text:style-name="P43">Given a matrix in a group, find its Brauer character. <text:s/>For this, the characteristic polynomial, without transformation matrix, is all that is needed.</text:p>
        </text:list-item>
        <text:list-item>
          <text:p text:style-name="P43">Given a matrix in a group, find its conjugacy class in the General Linear Group, including the p-part. <text:s/>This is useful when working with representation theory, including the finding of conjugacy classes, and the output required is (ideally) the rational canonical form without transformation matrix.</text:p>
        </text:list-item>
        <text:list-item>
          <text:p text:style-name="P40"><text:span text:style-name="T2">Transforming a matrix representation so that one generator, usually of order relatively prime to the characteristic, is a permutation matrix, so that it can be tensored and chopped at greater speed. <text:s/>For this, the transformation matrix is required (to conjugate the other generators) </text:span><text:span text:style-name="T3">and it is the classical rational canonical form that is needed.</text:span></text:p>
        </text:list-item>
        <text:list-item>
          <text:p text:style-name="P44">Investigating a condensed representation. <text:s/>Here the input is far from random, and we wish to obtain as much information as we can about the representation, but without spending an inordinate amount of time on this procedure. <text:s/>Here the question is "what can we find out relatively quickly?".</text:p>
        </text:list-item>
        <text:list-item>
          <text:p text:style-name="P44">For Holt/Rees, we want only the factors of the characteristic polynomial that are of small degree - often only linear factors are wanted.</text:p>
        </text:list-item>
        <text:list-item>
          <text:p text:style-name="P44">For matrix group recognition, we may want the order of the matrix with certainty, or just approximately (whatever that means).</text:p>
        </text:list-item>
        <text:list-item>
          <text:p text:style-name="P41"><text:span text:style-name="T3">W</text:span><text:span text:style-name="T2">hen investigating an irreducible representation</text:span><text:span text:style-name="T4"> </text:span><text:span text:style-name="T2">the rational canonical form of a random matrix (such as A + B + AB) can be useful as a fingerprint</text:span><text:span text:style-name="T4">, ro possibly wondering if it is a tensor product</text:span><text:span text:style-name="T2">, if it can be computed quickly enough.</text:span></text:p>
        </text:list-item>
      </text:list>
      <text:p text:style-name="P17"/>
      <text:p text:style-name="P19">Hence we see that sometimes we know precisely what we want, whereas for other purposes we want to get as good an answer as we can, but under time pressure. <text:s/>Other cases may be intermediate (i.e. try to compute this, but give up if it is too hard).</text:p>
      <text:p text:style-name="P19"/>
      <text:p text:style-name="P15">Section <text:span text:style-name="T21">1</text:span> – <text:span text:style-name="T21">Very First Pass.</text:span></text:p>
      <text:p text:style-name="P9"/>
      <text:p text:style-name="P26">The aim here is to take a first look at the matrix to see if it is in some amazingly simple shape, so that some (at least) of the methods of the following sections can be omitted. <text:s/>In particular, if the matrix is already the direct sum of companion matrices, most, if not all, of the work is already done and it would be silly to repeat it. <text:s/>Of course such eventualities are not going to happen by accident, but - once the rest of <text:soft-page-break/>the system is in place - we may want to do parts of the work by other means, so that the input may well be very far indeed from in a random basis. <text:s/>On the other hand, we don't want to waste too much time looking for shortcuts that are not there.</text:p>
      <text:p text:style-name="P19"/>
      <text:p text:style-name="P26">Nevertheless, it feels worthwhile to do some sort of "strongly-connected digraph" algorithm.</text:p>
      <text:p text:style-name="P18"/>
      <text:p text:style-name="P14">Section <text:span text:style-name="T21">2</text:span> – In<text:span text:style-name="T10">itial partial sparsification.</text:span></text:p>
      <text:p text:style-name="P8"/>
      <text:p text:style-name="P20">Our first aim is to transform the matrix so that the majority of rows consist of a single 1 and the rest zeros, ideally with the next row being similar with the 1 in the next column, so that multiplication can use Cut and Paste to multiply by most of the rows, saving both time and space.</text:p>
      <text:p text:style-name="P20"/>
      <text:p text:style-name="P20">To achieve this, we choose some vectors and repeatedly multiply them, and at some point perform Gaussian elimination to see how we are doing. <text:s/>There are many variables at work here, and their choice may be more of <text:span text:style-name="T11">an art than a science, as optimizing these variables depends on the input matrix and the job required. <text:s/></text:span></text:p>
      <text:p text:style-name="P21"/>
      <text:p text:style-name="P22">The robust choice is probably to choose as few vectors as possible, subject to the multiplication being essentially full speed, bearing in mind the need for concurrency and the use of the HPMI. <text:s/>It seems fairly clear that (almost whatever we do) the input matrix should be held in Bfmt, rather than repeat the conversions. <text:s/>This <text:span text:style-name="T12">matters particularly</text:span> in characteristic 3 at the moment, where this conversion is relatively computationally heavy. <text:s/>Some thought will be needed here to deal with non-prime fields (particularly in characteristic 3). <text:s/>As a rought guide, we will want to spin up around 1,000 vectors<text:span text:style-name="T12">.</text:span></text:p>
      <text:p text:style-name="P22"/>
      <text:p text:style-name="P23">The next question to consider is when to stop multiplying and perform the first Gaussian.<text:span text:style-name="T13"> <text:s/>I suspect the best answer to this is to take a handful (possibly only one) vectors, and do the Gaussian, in Dfmt, as we go. <text:s/>When the handful get linear dependence, stop (possibly do one or two more for good measure) and Gaussian what we have, so that with tiny minimal polynomials we do not waste too much time on the multiplications when the vectors are already closed.</text:span></text:p>
      <text:p text:style-name="P23"/>
      <text:p text:style-name="P25">If the "spinning handful" don't suggest we stop sooner, we spin until there are more vectors than there are dimensions - again probably one or two more for good measure.</text:p>
      <text:p text:style-name="P25"/>
      <text:p text:style-name="P25">Either way we Gaussian starting with all the images of the first vector, then all the images of the second and so on. <text:s/></text:p>
      <text:p text:style-name="P23"/>
      <text:p text:style-name="P24">It seems clear that we should work with random vectors from the start, so that we are not distracted by being presented with a matrix in a very special basis.</text:p>
      <text:p text:style-name="P24"/>
      <text:p text:style-name="P24">The very first pass through the matrix could probably check for various special input matrices, which may be quite likely once we have the system - the matrix may have <text:soft-page-break/>already been put into some sort of nice basis. <text:s/>The main idea is that the non-zero entries Xij of the matrix form a digraph i -&gt; j and if this digraph is not strongly connected, that may be useful.</text:p>
      <text:p text:style-name="P24"/>
      <text:p text:style-name="P25">This work makes a list of vectors, and although there is perhaps a bit more book-keeping to do, the production of the transformation matrix is essentially free at this stage.</text:p>
      <text:p text:style-name="P25"/>
      <text:p text:style-name="P30"><text:span text:style-name="T17">TBD</text:span><text:span text:style-name="T16"> if the spin-up of all the vectors is not the whole space, and yet some vector-spins do not yield a linear dependence (i.e. the spinup of the first s vectors is not closed for some value of s) it is not clear how to proceed. <text:s/>Ideally we should discard any vectors that do this and restart the Gaussian without them, but with the chopped-up Gaussian methods it far from clear how to do this, and the best we might be able to do is to make a substantial adjustement to some parameters and start again.</text:span></text:p>
      <text:p text:style-name="P27"/>
      <text:p text:style-name="P27">The intermediate case is where all the vector spins do yield a linear dependence, but the space is not yet entirely spanned.</text:p>
      <text:p text:style-name="P27"/>
      <text:p text:style-name="P29">TBD<text:span text:style-name="T15"> we must then choose some new set of random vectors and spin that up a bit before Gaussian. <text:s/>By this time we have an almost 100% reliable - but not yet proven - version of the minimal polynomial, but it is still far from clear how to proceed.</text:span></text:p>
      <text:p text:style-name="P27"/>
      <text:p text:style-name="P27">Eventually we have spanned the whole space, and have therefore produced the partially sparsified matrix. <text:s/>Indeed if all the vectors close, we have already got the zig-zag form and can proceed directly to stage 5.</text:p>
      <text:p text:style-name="P27"/>
      <text:p text:style-name="P28">It should be noticed that, when working in Dfmt in a single core, this latter possibility always arises, and the problems of sections 2, 3 and 4 do not arise in that case.</text:p>
      <text:p text:style-name="P28"/>
      <text:p text:style-name="P15">Section <text:span text:style-name="T21">2</text:span> – <text:span text:style-name="T21">Email to Steve.</text:span></text:p>
      <text:p text:style-name="P28"/>
      <text:p text:style-name="P28">I think the "perfect" program does have a first pass looking for<text:line-break/>various kinds of things.  I see utility in<text:line-break/>*  Non-Strongly-Connected digraph (visibly reducible),<text:line-break/>   -   including lower triangular as a subcase<text:line-break/>   -   including decomposed (visibly direct sum) as a subcase<text:line-break/>*  Very sparse, whereby some tricks can move straight to spinning a<text:line-break/>single vector.<text:line-break/>*  Silly cases (e.g. the identity, zero, diagonal).<text:line-break/><text:line-break/>The next step is to spin up ~5,000 random vectors, doing the Dfmt<text:line-break/>Gaussian on perhaps two of them, stopping either when enough vectors<text:line-break/>have been made to have a reasonable chance of spanning the whole<text:line-break/>space, or when the Gaussian on the Dfmt is closed.  We might do the<text:line-break/>first of these during the first pass, assuming that we thing that the<text:line-break/><text:soft-page-break/>first pass will not spot anything.<text:line-break/><text:line-break/>This is then fed into a major chopped-up Gaussian with three possible outcomes.<text:line-break/>a) The entire space is indeed spanned.  We have a sparsified matrix<text:line-break/>and its transformation matrix to hand and can proceed to the next<text:line-break/>phase.<text:line-break/>b) The ~5,000 vectors span up to an invariant subspace.  We can now<text:line-break/>quotient by that and proceed to repeat spinning on the quotient.<text:line-break/>c) Neither of these happened.  This is the expected outcome in the<text:line-break/>cases that are not cubic, and it is here that a knowledge of what we<text:line-break/>actually want (order, minimal, characteristic, rational canonical form<text:line-break/>with/without transformation matrix) is most urgently needed.<text:line-break/><text:line-break/>In case b) it may happen that we hit case c) in the quotient.  :-(<text:line-break/><text:line-break/>We don't like case c) much and would prefer to avoid it, but it is<text:line-break/>here that the theoretical work is most urgent.  I suspect that we will<text:line-break/>be fiddling with this for weeks, months, years to come, but propose<text:line-break/>for now to bail out into some slow but effective method, probably D^4,<text:line-break/>though I'd prefer to keep multicore and/or HPMI if I can so that<text:line-break/>Neunhoeffer/Praeger is probably not going to be good enough as it<text:line-break/>stands (Dfmt).  This is basically where both the degree of the minimal<text:line-break/>polynomial, and the minimum number of vectors needed to spin up to the<text:line-break/>whole space are both a substantial fraction of the size of the matrix.<text:line-break/><text:line-break/>In case b) we actually get the zig-zag form out of the first phase,<text:line-break/>but in case a) we have to do the second phase, which is to spin up a<text:line-break/>single vector some number of times and then do a major Gaussian,<text:line-break/>either continuing to make more spins of the same vector or to choose a<text:line-break/>new one for the next step.  There are various strategic decisions to<text:line-break/>be made here so that, to as great an extent as possible, the Gaussian<text:line-break/>operations are big but useful.  Anyway we end up with zig-zag form.<text:line-break/><text:line-break/>I think the next step is to look at the zig-zag form to see how much<text:line-break/>we have actually decomposed things already.  In some important cases,<text:line-break/>many of the **** in the zig-zag will actually already be zero, and we<text:line-break/>want to take advantage of that.  For example, suppose we stick in a<text:line-break/>matrix of order 13 mod 2 for the Monster.  The zig-zag form will<text:line-break/>consist almost entirely of the direct sum of 13-cycles in permutation<text:line-break/>form, though the last few rows will be fixed modulo those and have<text:line-break/>**** pretty-much everywhere where the 13-cycle is above and the<text:line-break/>1-cycle is to the right.  It is "almost" in rational canonical form<text:line-break/>already!<text:line-break/><text:line-break/>To get rid of the **** in the zig-zag form there are two approaches -<text:line-break/>from above or from the right.  "From the right" is described in<text:line-break/>Neunhoeffer/Praeger. From the top is the Brauer approach whereby we<text:line-break/><text:soft-page-break/>decompose the blocks further.  I think we must consider both<text:line-break/>approaches, and probably implement both depending on whether the ****<text:line-break/>stuff has more rows or more columns (adjusted for the speed of the two<text:line-break/>algorithms, once we know what that is).  My feeling is that Brauer<text:line-break/>will generally be better if the transformation matrix is not needed,<text:line-break/>as we can just ignore, rather than clear, the **** in places where<text:line-break/>Brauer says it is possible.  Conversely if the transformation matrix<text:line-break/>is needed, Neunhoeffer/Praeger will be necessary.<text:line-break/><text:line-break/>There remain questions all over the place if we only want the order of<text:line-break/>the matrix.  I suspect that is a research project on its own, and - as<text:line-break/>far as I can see - it is meaningless to ask for the transformation<text:line-break/>matrix!  On the other hand, we will need some kind of integer<text:line-break/>factorization oracle for some questions.<text:line-break/><text:line-break/>At the other end of the spectrum, if we want conjugacy-class (in the<text:line-break/>General Linear Group) invariants, we will need to understand how to<text:line-break/>convert between the various kinds that drop out naturally . . .<text:line-break/>particularly if we want the transformation matrix.<text:line-break/><text:line-break/>Then there is the question of polynomial factorization.  We get the<text:line-break/>characteristic polynomial in partially factorized form, and the GCD of<text:line-break/>polynomials with the formal derivative is quite fast too.  For<text:line-break/>moderate q, GCD of X^q - 1 will be quite fast also.  It is unclear to<text:line-break/>me whether there is any purpose in doing harder factorizations - can<text:line-break/>we do everything we need to do with matrices before these hard<text:line-break/>factorizations?  I'm not even clear that the question is meaningful!<text:line-break/><text:line-break/>If our digraph stuff gives us a reduction, we should spin up vectors<text:line-break/>one composition factor (of the module) at a time starting from the<text:line-break/>bottom, so that our zig-zag form is compatible with the reduction we<text:line-break/>spotted.  It may even be that we spot decomposition.  Nevertheless the<text:line-break/>last vectors must be dealt with fully, but it feels as if we should be<text:line-break/>able to do all the factors at once, since we know which pivots belong<text:line-break/>where.  Another can of worms to open sometime.<text:line-break/><text:span text:style-name="T20"><text:line-break/>R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7-10T12:05:44.374640435</dc:date>
    <meta:editing-duration>P1DT12H54M12S</meta:editing-duration>
    <meta:editing-cycles>225</meta:editing-cycles>
    <meta:generator>LibreOffice/5.1.6.2$Linux_X86_64 LibreOffice_project/10m0$Build-2</meta:generator>
    <meta:document-statistic meta:table-count="0" meta:image-count="0" meta:object-count="0" meta:page-count="7" meta:paragraph-count="53" meta:word-count="3228" meta:character-count="18478" meta:non-whitespace-character-count="15213"/>
  </office:meta>
</office:document-meta>
</file>